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paragraph-properties fo:margin-left="0cm" fo:margin-right="0cm" fo:text-align="start" style:justify-single-word="false" fo:orphans="2" fo:widows="2" fo:text-indent="0cm" style:auto-text-indent="false"/>
      <style:text-properties officeooo:paragraph-rsid="0018432a"/>
    </style:style>
    <style:style style:name="P2" style:family="paragraph" style:parent-style-name="Header">
      <style:paragraph-properties fo:margin-left="0cm" fo:margin-right="0cm" fo:text-align="start" style:justify-single-word="false" fo:orphans="2" fo:widows="2" fo:text-indent="0cm" style:auto-text-indent="false"/>
      <style:text-properties fo:font-variant="normal" fo:text-transform="none" fo:color="#374151" loext:opacity="100%" style:font-name="S hne" fo:font-size="8pt" fo:letter-spacing="normal" fo:font-style="normal" fo:font-weight="normal" officeooo:rsid="0018432a" officeooo:paragraph-rsid="0018432a"/>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normal" officeooo:paragraph-rsid="0018432a" style:font-size-asian="11pt" style:font-size-complex="11pt"/>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loext:padding="0.049cm" loext:border="0.06pt solid #d9d9e3"/>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1pt" fo:letter-spacing="normal" fo:font-style="normal" fo:font-weight="bold" style:font-size-asian="11pt" style:font-size-complex="11pt"/>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1pt" fo:letter-spacing="normal" fo:font-style="normal" fo:font-weight="bold" style:font-size-asian="11pt" style:font-size-complex="11pt"/>
    </style:style>
    <style:style style:name="P9" style:family="paragraph" style:parent-style-name="Text_20_body">
      <style:paragraph-properties fo:margin-left="0cm" fo:margin-right="0cm" fo:margin-top="0cm" fo:margin-bottom="0cm" style:contextual-spacing="false" fo:orphans="2" fo:widows="2" fo:text-indent="0cm" style:auto-text-indent="false" fo:break-before="page"/>
      <style:text-properties fo:font-variant="normal" fo:text-transform="none" fo:color="#000000" loext:opacity="100%" style:font-name="Liberation Serif" fo:font-size="11pt" fo:letter-spacing="normal" fo:font-style="normal" fo:font-weight="bold" style:font-size-asian="11pt" style:font-size-complex="11pt"/>
    </style:style>
    <style:style style:name="P10" style:family="paragraph" style:parent-style-name="Text_20_body">
      <style:paragraph-properties fo:margin-left="0cm" fo:margin-right="0cm" fo:orphans="2" fo:widows="2" fo:text-indent="0cm" style:auto-text-indent="false" fo:break-before="page"/>
      <style:text-properties fo:font-variant="normal" fo:text-transform="none" fo:color="#000000" loext:opacity="100%" style:font-name="Liberation Serif" fo:font-size="11pt" fo:letter-spacing="normal" fo:font-style="normal" fo:font-weight="bold" style:font-size-asian="11pt" style:font-size-complex="11pt"/>
    </style:style>
    <style:style style:name="P11" style:family="paragraph" style:parent-style-name="Text_20_body">
      <style:paragraph-properties fo:padding="0.049cm" fo:border="0.06pt solid #d9d9e3"/>
      <style:text-properties fo:font-variant="normal" fo:text-transform="none" fo:color="#000000" loext:opacity="100%" style:font-name="Liberation Serif" fo:font-size="11pt" fo:letter-spacing="normal" fo:font-style="normal" fo:font-weight="bold" officeooo:paragraph-rsid="001eb5fe" style:font-size-asian="11pt" style:font-weight-asian="bold" style:font-size-complex="11pt" style:font-weight-complex="bold"/>
    </style:style>
    <style:style style:name="P12" style:family="paragraph" style:parent-style-name="Text_20_body">
      <style:paragraph-properties fo:break-before="page" fo:padding="0.049cm" fo:border="0.06pt solid #d9d9e3"/>
      <style:text-properties fo:font-variant="normal" fo:text-transform="none" fo:color="#000000" loext:opacity="100%" style:font-name="Liberation Serif" fo:font-size="11pt" fo:letter-spacing="normal" fo:font-style="normal" fo:font-weight="bold" officeooo:paragraph-rsid="001eb5fe" style:font-size-asian="11pt" style:font-weight-asian="bold" style:font-size-complex="11pt" style:font-weight-complex="bold"/>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fo:color="#000000" loext:opacity="100%" style:font-name="Liberation Serif" fo:font-size="11pt" style:font-size-asian="11pt" style:font-size-complex="11pt"/>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Liberation Serif" fo:font-size="11pt" style:font-size-asian="11pt" style:font-size-complex="11pt"/>
    </style:style>
    <style:style style:name="P16" style:family="paragraph" style:parent-style-name="Text_20_body">
      <style:paragraph-properties fo:margin-left="0cm" fo:margin-right="0cm" fo:orphans="2" fo:widows="2" fo:text-indent="0cm" style:auto-text-indent="false"/>
      <style:text-properties fo:color="#000000" loext:opacity="100%" style:font-name="Liberation Serif" fo:font-size="11pt" officeooo:paragraph-rsid="001aff41" style:font-size-asian="11pt" style:font-size-complex="11pt"/>
    </style:style>
    <style:style style:name="P17" style:family="paragraph" style:parent-style-name="Text_20_body">
      <style:paragraph-properties fo:margin-left="0cm" fo:margin-right="0cm" fo:orphans="2" fo:widows="2" fo:text-indent="0cm" style:auto-text-indent="false"/>
      <style:text-properties fo:color="#000000" loext:opacity="100%" style:font-name="Liberation Serif" fo:font-size="11pt" officeooo:paragraph-rsid="0018432a" style:font-size-asian="11pt" style:font-size-complex="11pt"/>
    </style:style>
    <style:style style:name="P18" style:family="paragraph" style:parent-style-name="Text_20_body">
      <style:paragraph-properties fo:margin-top="0cm" fo:margin-bottom="0cm" style:contextual-spacing="false"/>
      <style:text-properties fo:color="#000000" loext:opacity="100%" style:font-name="Liberation Serif" fo:font-size="11pt" officeooo:rsid="0018432a" style:font-size-asian="11pt" style:font-size-complex="11pt"/>
    </style:style>
    <style:style style:name="P19" style:family="paragraph" style:parent-style-name="Text_20_body">
      <style:text-properties fo:color="#000000" loext:opacity="100%" style:font-name="Liberation Serif" fo:font-size="11pt" style:font-size-asian="11pt" style:font-size-complex="11pt"/>
    </style:style>
    <style:style style:name="P20" style:family="paragraph" style:parent-style-name="Text_20_body">
      <style:paragraph-properties fo:margin-left="0cm" fo:margin-right="0cm" fo:text-indent="0cm" style:auto-text-indent="false"/>
      <style:text-properties fo:color="#000000" loext:opacity="100%" style:font-name="Liberation Serif" fo:font-size="11pt" style:font-size-asian="11pt" style:font-size-complex="11pt" loext:padding="0.049cm" loext:border="0.06pt solid #d9d9e3"/>
    </style:style>
    <style:style style:name="P21" style:family="paragraph" style:parent-style-name="Text_20_body">
      <style:paragraph-properties fo:padding="0.049cm" fo:border="0.06pt solid #d9d9e3"/>
      <style:text-properties fo:color="#000000" loext:opacity="100%" style:font-name="Liberation Serif" fo:font-size="11pt" fo:font-weight="bold" style:font-size-asian="11pt" style:font-weight-asian="bold" style:font-size-complex="11pt" style:font-weight-complex="bold"/>
    </style:style>
    <style:style style:name="P22" style:family="paragraph" style:parent-style-name="Text_20_body">
      <style:paragraph-properties fo:padding="0.049cm" fo:border="0.06pt solid #d9d9e3"/>
      <style:text-properties fo:color="#000000" loext:opacity="100%" style:font-name="Liberation Serif" fo:font-size="11pt" fo:font-weight="bold" officeooo:rsid="001eb5fe" officeooo:paragraph-rsid="001eb5fe" style:font-size-asian="11pt" style:font-weight-asian="bold" style:font-size-complex="11pt" style:font-weight-complex="bold"/>
    </style:style>
    <style:style style:name="P23" style:family="paragraph" style:parent-style-name="Text_20_body">
      <style:paragraph-properties fo:padding="0.049cm" fo:border="0.06pt solid #d9d9e3"/>
      <style:text-properties fo:color="#000000" loext:opacity="100%" style:font-name="Liberation Serif" fo:font-size="11pt" fo:font-weight="normal" officeooo:rsid="001eb5fe" officeooo:paragraph-rsid="001eb5fe" style:font-size-asian="11pt" style:font-weight-asian="normal" style:font-size-complex="11pt" style:font-weight-complex="normal"/>
    </style:style>
    <style:style style:name="P24" style:family="paragraph" style:parent-style-name="Text_20_body">
      <style:paragraph-properties fo:padding="0.049cm" fo:border="0.06pt solid #d9d9e3"/>
      <style:text-properties fo:color="#000000" loext:opacity="100%" fo:font-size="11pt" style:font-size-asian="11pt" style:font-size-complex="11pt"/>
    </style:style>
    <style:style style:name="T1" style:family="text">
      <style:text-properties fo:color="#000000" loext:opacity="100%" officeooo:rsid="0018432a"/>
    </style:style>
    <style:style style:name="T2" style:family="text">
      <style:text-properties fo:font-variant="normal" fo:text-transform="none" fo:color="#374151" loext:opacity="100%" style:font-name="S hne" fo:font-size="8pt" fo:letter-spacing="normal" fo:font-style="normal" fo:font-weight="normal" officeooo:rsid="0018432a"/>
    </style:style>
    <style:style style:name="T3" style:family="text">
      <style:text-properties fo:font-variant="normal" fo:text-transform="none" fo:color="#374151" loext:opacity="100%" style:font-name="S hne" fo:font-size="8pt" fo:letter-spacing="normal" fo:font-style="normal" fo:font-weight="normal" officeooo:rsid="001efd3c"/>
    </style:style>
    <style:style style:name="T4" style:family="text">
      <style:text-properties fo:font-variant="normal" fo:text-transform="none" fo:color="#000000" loext:opacity="100%" style:font-name="S hne" fo:font-size="8pt" fo:letter-spacing="normal" fo:font-style="normal" fo:font-weight="normal" officeooo:rsid="0018432a"/>
    </style:style>
    <style:style style:name="T5" style:family="text">
      <style:text-properties fo:font-variant="normal" fo:text-transform="none" fo:color="#000000" loext:opacity="100%" style:font-name="Liberation Serif" fo:font-size="11pt" fo:letter-spacing="normal" fo:font-style="normal" fo:font-weight="bold" style:font-size-asian="11pt" style:font-size-complex="11pt"/>
    </style:style>
    <style:style style:name="T6" style:family="text">
      <style:text-properties fo:font-variant="normal" fo:text-transform="none" fo:color="#000000" loext:opacity="100%" style:font-name="Liberation Serif" fo:font-size="11pt" fo:letter-spacing="normal" fo:font-style="normal" fo:font-weight="bold" style:font-size-asian="11pt" style:font-size-complex="11pt" loext:padding="0.049cm" loext:border="0.06pt solid #d9d9e3"/>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18432a"/>
    </style:style>
    <style:style style:name="T9" style:family="text">
      <style:text-properties fo:font-variant="normal" fo:text-transform="none" fo:letter-spacing="normal" fo:font-style="normal" fo:font-weight="normal" officeooo:rsid="0019c84a"/>
    </style:style>
    <style:style style:name="T10" style:family="text">
      <style:text-properties fo:font-variant="normal" fo:text-transform="none" fo:letter-spacing="normal" fo:font-style="normal" fo:font-weight="normal" officeooo:rsid="001aff41"/>
    </style:style>
    <style:style style:name="T11" style:family="text">
      <style:text-properties officeooo:rsid="001efd3c"/>
    </style:style>
    <style:style style:name="T12" style:family="text">
      <style:text-properties officeooo:rsid="0018432a"/>
    </style:style>
    <style:style style:name="T13" style:family="text">
      <style:text-properties fo:font-weight="bold"/>
    </style:style>
    <style:style style:name="T14" style:family="text">
      <style:text-properties fo:font-weight="normal" officeooo:rsid="001eb5fe"/>
    </style:style>
    <style:style style:name="T15" style:family="text">
      <style:text-properties officeooo:rsid="0020b559"/>
    </style:style>
    <style:style style:name="T16" style:family="text">
      <style:text-properties officeooo:rsid="0021a1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line-break/><text:span text:style-name="T14">Particulares of Claim.</text:span></text:p>
      <text:p text:style-name="P12">1. Introduction:</text:p>
      <text:p text:style-name="P16"><text:span text:style-name="T7">1.1 David John Leonard Hale </text:span><text:span text:style-name="T9">(D.O.B.</text:span><text:span text:style-name="T8">28/07/1975</text:span><text:span text:style-name="T9">)</text:span><text:span text:style-name="T8">,</text:span><text:span text:style-name="T7"> the claimant, is the exclusive tenant of 40A Landford Place, L96BT, a property owned by Cobalt Housing Ltd. Cobalt Housing Ltd engaged Fieldway Group Ltd for the installation of fire alarm systems in its properties, including the claimant's, to ensure compliance with British Standards as specified in BS5839-6.</text:span></text:p>
      <text:p text:style-name="P17"><text:span text:style-name="T7">1.2 The installation by the defendant, Fieldway Group Ltd, occurred on October 15, 2020, with previous work conducted earlier in the year. </text:span><text:span text:style-name="T10">T</text:span><text:span text:style-name="T7">he defendants neglected to conduct an effective risk assessment, leading to improper installation of fire alarms in terms of wiring circuits and unit placement within the property.</text:span></text:p>
      <text:p text:style-name="P5">1.3 The claimant alleges that on January 15, 2021, after using the bathroom and switching on the kitchen fluorescent light, he experienced an unexpected, loud, high-frequency noise exceeding 100dB. This incident resulted in panic and a subsequent scramble to silence the alarms for the well-being of his dog and neighbours before retiring to bed.</text:p>
      <text:p text:style-name="P5">1.4 The claimant asserts he was awakened within hours with a sensation that his head was shaking and with tinnitus. He asserts he continues to suffer adverse health effects, including Left hemi facial paresthesia, bilateral intrusive tinnitus, mild high-frequency hearing loss, vertigo, loss of smell, and Chronic insomnia disorder, which have severely impacted his quality of life and ability to maintain employment.</text:p>
      <text:p text:style-name="P17"><text:span text:style-name="T7">1.5 </text:span><text:span text:style-name="T8">This claim seeks compensation for Pain, Suffering, and Loss of Amenity arising from an acoustic shock injury. The injury is attributed to Fieldway's failure to adhere to industry standards during the installation of the fire alarm system at 40A Landford Place. Additionally, both parties are held accountable for failures related to inadequate risk assessments, testing, post-installation inspection, supervision, and oversight during the installation and commissioning of the fire alarm system.</text:span><text:span text:style-name="T7"><text:line-break/></text:span><text:span text:style-name="T8">1.6 </text:span><text:span text:style-name="T7">The claimant emphasizes the negative impact on well-being, loss of sleep, and impaired cognitive capacity </text:span><text:span text:style-name="T8">seriously undermines his ability to manage his</text:span><text:span text:style-name="T7"> ADHD and Autism.</text:span></text:p>
      <text:p text:style-name="P14"/>
      <text:p text:style-name="P3"><text:span text:style-name="T13">2</text:span>. <text:span text:style-name="T13">NEGLIGENCE CLAIM</text:span></text:p>
      <text:p text:style-name="P7">2.1 Breach of BS5839-6 Section 22:</text:p>
      <text:p text:style-name="P3">2.1.1 Fieldway breached BS5839-6 Section 22, neglecting <text:span text:style-name="T12">clear </text:span>recommendations, that the document says should be met, concerning electromagnetic interference in fire alarm system design and installation, specifically in relation to fluorescent light fixtures.</text:p>
      <text:p text:style-name="P4">2.1.2 Fieldway failed to ensure compliance with British Standards and FireAngels HM-SN-1/SM-SN-1 Installation and User Guide, allowing electromagnetic interference from fluorescent luminaires by wiring two of the units on to a wiring circuits containing such a light, with one wired directly into the fitting itself.</text:p>
      <text:p text:style-name="P3"/>
      <text:p text:style-name="P7"/>
      <text:p text:style-name="P10">2.2 Breach of BS5839-6 Section 12.2 (d):</text:p>
      <text:p text:style-name="P3">2.2.1 Fieldway's negligence extends to violating BS5839-6 Section 12.2 (d) by improperly siting <text:span text:style-name="T12">an</text:span> optical smoke detector in close proximity to <text:span text:style-name="T12">a </text:span>rooms susceptible to steam, <text:span text:style-name="T12">specifically the</text:span> bathroom <text:span text:style-name="T12">within the property.</text:span></text:p>
      <text:p text:style-name="P4">2.2.2 This breach potentially compromised the fire alarm system's functionality, posing increased risks to the claimant's safety.</text:p>
      <text:p text:style-name="P3"/>
      <text:p text:style-name="P7">2.3 Failure to Properly Risk Assess:</text:p>
      <text:p text:style-name="P3">2.3.1 Both Cobalt Housing Ltd and Fieldway Group Ltd failed to conduct proper risk assessments, which are crucial for identifying potential issues related to the intended installation. These assessments should have encompassed considerations such as room size, layout, lighting fixtures, and the placement of fire alarm units, ensuring compatibility with the property's features.</text:p>
      <text:p text:style-name="P4">2.3.2 Fieldway's disregard for <text:span text:style-name="T12">an </text:span>existing fire alarm wiring circuit and failure to produce relevant certification further highlight their lack of care and negligence during installation.</text:p>
      <text:p text:style-name="P3"/>
      <text:p text:style-name="P7">2.4 Adverse Impact on Fire Alarm System:</text:p>
      <text:p text:style-name="P14"><text:span text:style-name="T7">2.4.1 Fieldway's failure to conduct the installation without due respect to the warnings, particularly those concerning fluorescent lights as outlined in both BS5839-6 and the manufacturer's installation instructions, resulted in an elevated risk of false alarms. This compromise undermine</text:span><text:span text:style-name="T8">d</text:span><text:span text:style-name="T7"> the overall effectiveness of the fire alarm system.</text:span></text:p>
      <text:p text:style-name="P15"><text:span text:style-name="T7">2.4.2 The consequential triggering of alarms, stemming from electromagnetic interference caused by the fluorescent light </text:span><text:span text:style-name="T8">being activated </text:span><text:span text:style-name="T7">—one alarm was directly wired into it, with two on the fixtures' lighting circuit rather than the pre-existing fire alarm wiring circuit—resulted in a serious and permanent impact on the claimant's health and well-being.</text:span> </text:p>
      <text:p text:style-name="P4"/>
      <text:p text:style-name="P7">3 DAMAGES CLAIM</text:p>
      <text:p text:style-name="P7">3.1 General Damages for Pain, Suffering, and Loss of Amenity.</text:p>
      <text:p text:style-name="P3">3.1.1 The claimant asserts that he has 24 hours a day intrusive tinnitus that leaves him unable to think or function as he once did.</text:p>
      <text:p text:style-name="P17"><text:span text:style-name="T7">3.1.2 The claimant asserts he now has insomnia due to the tinnitus and can only sleep 2-3 hours at most without sleeping pills. The issues concerning long-term use of sleeping pills are well documented and this is why their use is only ever recommended </text:span><text:span text:style-name="T8">for</text:span><text:span text:style-name="T7"> short-term use. Unfortunately, the only alternative would be an even poorer sleep routine.<text:line-break/>3.1.3 The claimant asserts he suffers from vertigo and spends most days feeling nauseous from the dizziness.<text:line-break/>3.1.4 The claimant asserts he </text:span><text:span text:style-name="T8">often</text:span><text:span text:style-name="T7"> wake with the sensation that his head is vibrating. This exacerbates all other symptoms and is in turn distressing.</text:span></text:p>
      <text:p text:style-name="P5"><text:soft-page-break/>3.1.5 The claimant frequently experiences days with pressure waves, fluttering eardrums, left hemi-facial paresthesia, and tenderness or pain around the left temporal area, all of which are distressing. These symptoms serve as a constant source of anxiety as they consistently precede an increase in the intensity of other symptoms.</text:p>
      <text:p text:style-name="P3">3.1.6 The claimant asserts he now has the sensation of a permanent blocked nose but without any such condition. He asserts he now has a much reduced sense of smell.<text:line-break/>3.1.<text:span text:style-name="T12">7</text:span> The claimants symptoms are varied but all consistent with those acknowledged as symptoms of acoustic shock. The cyclical nature and ease as to how they can flare up makes habituating to them impossible as it does to habituating to the constant changing multi tonal tinnitus. Any good spells are as crushing as bad spells as the hope of improvement afforded from such a good spell is crushed every time the condition flares up. The rapid swings from relative good spells <text:span text:style-name="T16">compared to the general</text:span> bad spells are a major contributing factor to the claimants mental health struggles.</text:p>
      <text:p text:style-name="P18">3.1.8 The claimant, diagnosed with ADHD, is more susceptible to acoustic shock. However, managing ADHD and Autism has become nearly impossible due to the lack of any meaningful sleep routine, the intrusiveness of the tinnitus, and the fatigue he now suffers.</text:p>
      <text:p text:style-name="P24">3.1.9 The diagnosis of ADHD, along with the use of prescribed stimulant medication, would have increased the claimant's susceptibility to acoustic shock. This, however, is not an excuse for the injury but serves as a reason emphasizing the defendants' duty of care toward those their actions might affect.</text:p>
      <text:p text:style-name="P18"/>
      <text:p text:style-name="P19"/>
      <text:p text:style-name="P13"><text:span text:style-name="T5">3.2 </text:span><text:span text:style-name="Strong_20_Emphasis"><text:span text:style-name="T6">Loss of Earnings from Employment:</text:span></text:span></text:p>
      <text:p text:style-name="P20">3.2.1 The claimant has tried to return to work a number of times but the inability to maintain a sleep routine <text:span text:style-name="T12">and manage his ADHD </text:span>seriously hinders his ability to work.</text:p>
      <text:p text:style-name="P6">3.2.2 The intrusive nature of the tinnitus renders the claimant with a far reduced cognitive ability which also hinders his ability to work even from home with any meaningful consistency.</text:p>
      <text:p text:style-name="P6">3.2.3 The claimant asserts his condition can flare up if exposed to any sudden noise, or a noise that is remotely approaching the definition of loud. An emergency services vehicle, revving motorbike, and children shouting on a bus are all examples of daily sounds that can cause the claimant’s condition to flare up and render the claimant in distress.</text:p>
      <text:p text:style-name="P7"/>
      <text:p text:style-name="P10">3.3 Aggravated Damages.</text:p>
      <text:p text:style-name="P3">3.3.1 The <text:span text:style-name="T16">continued </text:span>denial of negligence in the installation, despite clear evidence from BS5839-6, the manufacturer's instructions, and Icon's audit report, has caused additional distress to the claimant.</text:p>
      <text:p text:style-name="P3">3.3.2 Given the nature of the denial it has hindered the claimant's ability to seek legal assistance given the late provision of the Icon report which clearly outlines that the grounds for denial were speculative.</text:p>
      <text:p text:style-name="P4">3.3.2 The claimant urges the court to consider aggravated damages due to the speculative denial of any negligence in the installation which has caused further distress due to the obvious flaws in the installation.</text:p>
      <text:p text:style-name="P3"/>
      <text:p text:style-name="P7">3.4 Exemplary Damages.</text:p>
      <text:p text:style-name="P3">3.4.1 Fieldway and Cobalt's failure to provide essential documentation and audit reports has hindered the claimant's ability to present evidence and seek legal assistance.</text:p>
      <text:p text:style-name="P3">3.4.2 Icon's audit report was only made available, by Cobalt, to the claimant in August of 2023 despite their prior assurances <text:span text:style-name="T15">that </text:span>the claimant's concerns regarding the installation would be addressed after the removal and replacement of the fire alarm system.</text:p>
      <text:p text:style-name="P3">3.4.3 The claimant requested access to all installation documentation so he could seek his own audit report but was denied access to both MEIWCs until after the original system had been replaced.<text:line-break/><text:line-break/>3.4.4 The claimant requested, and never received, access to any risk assessments or similar documentation pertinent to the fire safety of him home from either defendant.</text:p>
      <text:p text:style-name="P3">3.4.5 The claimant has requested the survey report carried out by Fieldway on the 30th July 2021 but has never received this report.</text:p>
      <text:p text:style-name="P3">3.4.6 The claimant has requested the post inspection report that was carried out by Cobalt <text:span text:style-name="T15">shortly</text:span> after the original installation but has never had this request <text:span text:style-name="T15">acknowledged</text:span>.</text:p>
      <text:p text:style-name="P3">3.4.7 The claimant requests exemplary damages <text:span text:style-name="T15">be considerd </text:span>due to both defendants' actions in denying access to critical documents that hindered his ability to seek legal assistance and the distress in their doing so.</text:p>
      <text:p text:style-name="P8"/>
      <text:p text:style-name="P7">3.5 Any further relief deemed just by the court.</text:p>
      <text:p text:style-name="P3">3.5.1 The claimant would ask the court to consider the cost and potential of treatment options available to him that might bring some relief and the ongoing debilitating effects of his condition should any future treatment be unsuccessful.</text:p>
      <text:p text:style-name="P3">3.5.2 The claimant reserves the right to claim for any future losses arising from Fieldway's negligence.</text:p>
      <text:p text:style-name="P8"/>
      <text:p text:style-name="P9"/>
      <text:p text:style-name="P7">4. Conclusion:</text:p>
      <text:p text:style-name="P3">4.1 Fieldway's failure to follow <text:span text:style-name="T15">industry </text:span>standards <text:span text:style-name="T16">during installation </text:span>directly contributed to <text:span text:style-name="T16">the fire alarm system being susceptable to</text:span> <text:span text:style-name="T15">the known and documented risks that can lead to </text:span>the <text:span text:style-name="T16">systems</text:span> improper functioning, exposing the claimant to risk <text:span text:style-name="T15">of injury</text:span> and <text:span text:style-name="T15">the enduring </text:span>distress <text:span text:style-name="T15">his condition causes</text:span>.</text:p>
      <text:p text:style-name="P3">4.2 Both Cobalt Housing Ltd and Fieldway Group's negligence in risk assessment and inspection <text:span text:style-name="T15">of the work</text:span><text:span text:style-name="T16">s </text:span><text:span text:style-name="T15"><text:s/>carried out </text:span>contributed to a serious and ongoing acoustic shock injury.</text:p>
      <text:p text:style-name="P3">4.3 The claimant seeks appropriate compensation for losses incurred due to Fieldway's negligence and <text:span text:style-name="T15">from </text:span>both parties' failure to properly assess or inspect the installation process.</text:p>
      <text:p text:style-name="P21"/>
      <text:p text:style-name="P21"/>
      <text:p text:style-name="P22">Statement of Truth:</text:p>
      <text:p text:style-name="P23">I understand that proceedings for contemp of court may be brought against a person who makes, or causes to be made, a false statement in a documen verified by a statement of truth without an honest belief in its truth.</text:p>
      <text:p text:style-name="P23"/>
      <text:p text:style-name="P23">I believe that the facts stated in this particulars of claim are true.</text:p>
      <text:p text:style-name="P23"/>
      <text:p text:style-name="P23">Signed:</text:p>
      <text:p text:style-name="P23"/>
      <text:p text:style-name="P23">D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orphans="2" fo:widows="2" fo:text-indent="0cm" style:auto-text-indent="false"/>
      <style:text-properties officeooo:paragraph-rsid="0018432a"/>
    </style:style>
    <style:style style:name="MP2" style:family="paragraph" style:parent-style-name="Header">
      <style:paragraph-properties fo:margin-left="0cm" fo:margin-right="0cm" fo:text-align="start" style:justify-single-word="false" fo:orphans="2" fo:widows="2" fo:text-indent="0cm" style:auto-text-indent="false"/>
      <style:text-properties fo:font-variant="normal" fo:text-transform="none" fo:color="#374151" loext:opacity="100%" style:font-name="S hne" fo:font-size="8pt" fo:letter-spacing="normal" fo:font-style="normal" fo:font-weight="normal" officeooo:rsid="0018432a" officeooo:paragraph-rsid="0018432a"/>
    </style:style>
    <style:style style:name="MT1" style:family="text">
      <style:text-properties fo:color="#000000" loext:opacity="100%" officeooo:rsid="0018432a"/>
    </style:style>
    <style:style style:name="MT2" style:family="text">
      <style:text-properties fo:font-variant="normal" fo:text-transform="none" fo:color="#374151" loext:opacity="100%" style:font-name="S hne" fo:font-size="8pt" fo:letter-spacing="normal" fo:font-style="normal" fo:font-weight="normal" officeooo:rsid="0018432a"/>
    </style:style>
    <style:style style:name="MT3" style:family="text">
      <style:text-properties officeooo:rsid="001efd3c"/>
    </style:style>
    <style:style style:name="MT4" style:family="text">
      <style:text-properties fo:font-variant="normal" fo:text-transform="none" fo:color="#374151" loext:opacity="100%" style:font-name="S hne" fo:font-size="8pt" fo:letter-spacing="normal" fo:font-style="normal" fo:font-weight="normal" officeooo:rsid="001efd3c"/>
    </style:style>
    <style:style style:name="MT5" style:family="text">
      <style:text-properties fo:font-variant="normal" fo:text-transform="none" fo:color="#000000" loext:opacity="100%" style:font-name="S hne" fo:font-size="8pt" fo:letter-spacing="normal" fo:font-style="normal" fo:font-weight="normal" officeooo:rsid="0018432a"/>
    </style:style>
    <style:style style:name="MT6" style:family="text">
      <style:text-properties officeooo:rsid="001843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line-break/></text:span><text:span text:style-name="MT2">IN THE LIVERPOOL CIVIL AND FAMILY COURT BETWEEN: </text:span></text:p>
        <text:p text:style-name="MP2">1. DAVID JOHN LEONARD HALE. <text:s/>- <text:span text:style-name="MT3">40A LANDFORD PLACE, LIVERPOOL, L9 6BT.</text:span></text:p>
        <text:p text:style-name="MP2">AND </text:p>
        <text:p text:style-name="MP2">1. FIELDWAY GROUP LTD. - UNIT 12 BLOCK E, PARAMOUNT BUSINESS PARK, LIVERPOOL, L36 6AW. </text:p>
        <text:p text:style-name="MP1"><text:span text:style-name="MT2">2. COBALT HOUSING LTD. <text:s/>- </text:span><text:span text:style-name="MT4">1</text:span><text:span text:style-name="MT2">99 LOWER HOUSE LANE, LIVERPOOL, L11 2SF.</text:span><text:span text:style-name="MT5"> </text:span></text:p>
      </style:header>
      <style:footer>
        <text:p text:style-name="Footer"><text:span text:style-name="MT6">Page </text:span><text:page-number text:select-page="current">6</text:page-number><text:s/><text:span text:style-name="MT6">of </text:span><text:span text:style-name="MT6"><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7T20:28:22.402000000</meta:creation-date>
    <dc:date>2024-04-29T11:52:08.416000000</dc:date>
    <meta:editing-duration>PT16H25M15S</meta:editing-duration>
    <meta:editing-cycles>16</meta:editing-cycles>
    <meta:generator>LibreOffice/7.4.3.2$Windows_X86_64 LibreOffice_project/1048a8393ae2eeec98dff31b5c133c5f1d08b890</meta:generator>
    <meta:document-statistic meta:table-count="0" meta:image-count="0" meta:object-count="0" meta:page-count="6" meta:paragraph-count="61" meta:word-count="1770" meta:character-count="11398" meta:non-whitespace-character-count="9679"/>
  </office:meta>
</office:document-meta>
</file>